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officeooo:rsid="000eeea5" officeooo:paragraph-rsid="001e1c47" style:font-size-asian="14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officeooo:rsid="000e8fe9" officeooo:paragraph-rsid="001e1c47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officeooo:rsid="000ead4e" officeooo:paragraph-rsid="001e1c47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officeooo:rsid="00096f9f" officeooo:paragraph-rsid="001e1c47" style:font-size-asian="14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rsid="0011ccb7" officeooo:paragraph-rsid="001e1c47" style:font-size-asian="14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officeooo:rsid="000e8fe9" officeooo:paragraph-rsid="001e1c47" style:font-size-asian="14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fo:language="en" fo:country="US" fo:font-weight="normal" officeooo:rsid="000ead4e" officeooo:paragraph-rsid="001e1c47" style:font-size-asian="14pt" style:font-weight-asian="normal" style:font-size-complex="16pt" style:font-weight-complex="normal"/>
    </style:style>
    <style:style style:name="T1" style:family="text">
      <style:text-properties officeooo:rsid="000ead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NAME:- GANESH DAMODHAR SHITOLE </text:p>
      <text:p text:style-name="P5">ROLL NO:- 83583</text:p>
      <text:p text:style-name="P5"/>
      <text:p text:style-name="P6">Assignment <text:span text:style-name="T1">2.</text:span></text:p>
      <text:p text:style-name="P2"/>
      <text:p text:style-name="P3">1.</text:p>
      <text:p text:style-name="P7">A column or combination of columns that contain values that uniquely identify each row in the table.</text:p>
      <text:p text:style-name="P7">Primary keys in customers table are – cnum, cname, city, rating, snum.</text:p>
      <text:p text:style-name="P7"/>
      <text:p text:style-name="P7">2.</text:p>
      <text:p text:style-name="P7">Rating </text:p>
      <text:p text:style-name="P4"/>
      <text:p text:style-name="P3">3.</text:p>
      <text:p text:style-name="P3">Row – opportinity , tuple</text:p>
      <text:p text:style-name="P1">Column – attribute , method</text:p>
      <text:p text:style-name="P1"/>
      <text:p text:style-name="P1">4.</text:p>
      <text:p text:style-name="P1">Table save in DB server are not in sequential format, they are save randomly at any space they get at a time of execution, they are store in fragments of memory 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5T01:26:31.477335930</meta:creation-date>
    <dc:date>2024-03-15T01:26:46.397736345</dc:date>
    <meta:editing-duration>PT15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1" meta:paragraph-count="13" meta:word-count="81" meta:character-count="457" meta:non-whitespace-character-count="383"/>
  </office:meta>
</office:document-meta>
</file>